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Аннотация_20_и_20_Ключевые_20_слова">
      <style:text-properties officeooo:paragraph-rsid="00295dd6"/>
    </style:style>
    <style:style style:name="P2" style:family="paragraph" style:parent-style-name="Footnote">
      <style:text-properties officeooo:rsid="00295dd6" officeooo:paragraph-rsid="00295dd6"/>
    </style:style>
    <style:style style:name="P3" style:family="paragraph" style:parent-style-name="Текст_20_списка_20_литературы">
      <style:text-properties officeooo:paragraph-rsid="00295dd6"/>
    </style:style>
    <style:style style:name="P4" style:family="paragraph" style:parent-style-name="Автор_20_по-английски">
      <style:text-properties officeooo:paragraph-rsid="00295dd6"/>
    </style:style>
    <style:style style:name="P5" style:family="paragraph" style:parent-style-name="Автор">
      <style:text-properties officeooo:paragraph-rsid="00295dd6"/>
    </style:style>
    <style:style style:name="P6" style:family="paragraph" style:parent-style-name="Сведения_20_об_20_авторе">
      <style:text-properties officeooo:paragraph-rsid="00295dd6"/>
    </style:style>
    <style:style style:name="P7" style:family="paragraph" style:parent-style-name="Text_20_body">
      <style:text-properties officeooo:paragraph-rsid="00295dd6"/>
    </style:style>
    <style:style style:name="P8" style:family="paragraph" style:parent-style-name="Heading_20_2">
      <style:text-properties officeooo:paragraph-rsid="00295dd6"/>
    </style:style>
    <style:style style:name="P9" style:family="paragraph" style:parent-style-name="Heading_20_1">
      <style:text-properties officeooo:rsid="00295dd6" officeooo:paragraph-rsid="00295dd6"/>
    </style:style>
    <style:style style:name="P10" style:family="paragraph" style:parent-style-name="Heading_20_3">
      <style:text-properties officeooo:paragraph-rsid="00295dd6"/>
    </style:style>
    <style:style style:name="T1" style:family="text">
      <style:text-properties fo:language="ru" fo:country="RU" officeooo:rsid="00295dd6"/>
    </style:style>
    <style:style style:name="T2" style:family="text">
      <style:text-properties fo:font-weight="bold" officeooo:rsid="00295dd6"/>
    </style:style>
    <style:style style:name="T3" style:family="text">
      <style:text-properties fo:font-style="italic" officeooo:rsid="00295dd6"/>
    </style:style>
    <style:style style:name="T4" style:family="text">
      <style:text-properties fo:font-style="italic" officeooo:rsid="002b90f2"/>
    </style:style>
    <style:style style:name="T5" style:family="text">
      <style:text-properties fo:language="en" fo:country="US" fo:font-style="italic" fo:font-weight="bold" officeooo:rsid="00295dd6"/>
    </style:style>
    <style:style style:name="T6" style:family="text">
      <style:text-properties fo:language="en" fo:country="US" fo:font-weight="bold"/>
    </style:style>
    <style:style style:name="T7" style:family="text">
      <style:text-properties fo:language="en" fo:country="US" fo:font-weight="bold" officeooo:rsid="00295dd6"/>
    </style:style>
    <style:style style:name="T8" style:family="text">
      <style:text-properties fo:language="en" fo:country="US" officeooo:rsid="00295dd6"/>
    </style:style>
    <style:style style:name="T9" style:family="text">
      <style:text-properties officeooo:rsid="00295dd6"/>
    </style:style>
    <style:style style:name="T10" style:family="text">
      <style:text-properties officeooo:rsid="002a48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УДК">УДК <text:span text:style-name="T9">999.999</text:span></text:p>
      <text:h text:style-name="P9" text:outline-level="1">ПЕРСПЕКТИВА</text:h>
      <text:p text:style-name="P5"><text:span text:style-name="Character_5f_20_5f_style"><text:span text:style-name="T4">Н</text:span></text:span><text:span text:style-name="Character_5f_20_5f_style"><text:span text:style-name="T3">.</text:span></text:span><text:span text:style-name="Character_5f_20_5f_style"><text:span text:style-name="T4">С</text:span></text:span><text:span text:style-name="Character_5f_20_5f_style"><text:span text:style-name="T3">. </text:span></text:span><text:span text:style-name="Character_5f_20_5f_style"><text:span text:style-name="T4">Петрова</text:span></text:span></text:p>
      <text:h text:style-name="P8" text:outline-level="2"><text:span text:style-name="Character_5f_20_5f_style"><text:span text:style-name="T2">Заголовок статьи</text:span></text:span></text:h>
      <text:p text:style-name="Сведения_20_об_20_авторе"><text:span text:style-name="Character_5f_20_5f_style"><text:span text:style-name="T8">Сведения об авторе</text:span></text:span></text:p>
      <text:p text:style-name="P1"><text:span text:style-name="Character_5f_20_5f_style"><text:span text:style-name="T9">Ключевые слова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oft-page-break/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Heading_20_3" text:outline-level="3"><text:soft-page-break/><text:span text:style-name="Character_5f_20_5f_style">Список литературы</text:span></text:h>
      <text:p text:style-name="P3"><text:span text:style-name="Character_5f_20_5f_style"><text:span text:style-name="T8">Текст списка литературы</text:span></text:span></text:p>
      <text:h text:style-name="Heading_20_3" text:outline-level="3"><text:span text:style-name="Character_5f_20_5f_style"><text:span text:style-name="T7">Английское название статьи</text:span></text:span><text:span text:style-name="Footnote_20_anchor"><text:span text:style-name="T6"><text:note text:id="ftn1" text:note-class="footnote"><text:note-citation>1</text:note-citation><text:note-body><text:p text:style-name="P2">Текст сноски</text:p></text:note-body></text:note></text:span></text:span></text:h>
      <text:p text:style-name="P4"><text:span text:style-name="Character_5f_20_5f_style"><text:span text:style-name="T5">Автор по-английски</text:span></text:span></text:p>
      <text:p text:style-name="P6"><text:span text:style-name="Character_5f_20_5f_style"><text:span text:style-name="T8">Сведения об авторе </text:span></text:span></text:p>
      <text:p text:style-name="P1"><text:span text:style-name="Character_5f_20_5f_style"><text:span text:style-name="T8">Ключевые слова</text:span></text:span></text:p>
      <text:h text:style-name="P10" text:outline-level="3"><text:span text:style-name="Character_5f_20_5f_style"><text:span text:style-name="T9">Список литературы на английском</text:span></text:span></text:h>
      <text:p text:style-name="P3"><text:span text:style-name="Character_5f_20_5f_style"><text:span text:style-name="T8">Текст списка литературы на английском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" fo:font-family="'Liberation Serif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1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loext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loext:contextual-spacing="false" fo:text-align="center" style:justify-single-word="false" style:page-number="auto" style:writing-mode="page"/>
      <style:text-properties style:font-name="Liberation Serif2" fo:font-family="'Liberation Serif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text-align="justify" style:justify-single-word="false" style:page-number="auto" style:writing-mode="page"/>
      <style:text-properties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УДК" style:family="paragraph" style:parent-style-name="Standard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haracter_5f_20_5f_style" style:display-name="Character_20_style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6.35mm"/>
        </style:list-level-properties>
      </text:list-level-style-number>
      <text:list-level-style-number text:level="2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ДК 141</dc:title>
    <dc:subject/>
    <meta:keyword/>
    <dc:description/>
    <meta:initial-creator>Людмила Сергеевна</meta:initial-creator>
    <meta:creation-date>2019-03-07T21:15:00</meta:creation-date>
    <dc:date>2019-04-12T17:55:06.765182537</dc:date>
    <meta:editing-cycles>15</meta:editing-cycles>
    <meta:editing-duration>PT27M13S</meta:editing-duration>
    <meta:generator>LibreOffice/6.1.4.2$Linux_X86_64 LibreOffice_project/9d0f32d1f0b509096fd65e0d4bec26ddd1938fd3</meta:generator>
    <meta:document-statistic meta:table-count="0" meta:image-count="0" meta:object-count="0" meta:page-count="3" meta:paragraph-count="67" meta:word-count="168" meta:character-count="1059" meta:non-whitespace-character-count="932"/>
  </office:meta>
</office:document-meta>
</file>